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6bcd9a" officeooo:paragraph-rsid="006bcd9a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6bcd9a" officeooo:paragraph-rsid="006bcd9a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6bcd9a" officeooo:paragraph-rsid="006bcd9a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c0208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171a6" officeooo:paragraph-rsid="007171a6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1bafb" officeooo:paragraph-rsid="0071bafb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officeooo:paragraph-rsid="005c1f01"/>
    </style:style>
    <style:style style:name="P9" style:family="paragraph" style:parent-style-name="Standard" style:list-style-name="L1">
      <style:paragraph-properties fo:text-align="start" style:justify-single-word="false"/>
      <style:text-properties officeooo:paragraph-rsid="007171a6"/>
    </style:style>
    <style:style style:name="P10" style:family="paragraph" style:parent-style-name="Standard" style:list-style-name="L1">
      <style:paragraph-properties fo:text-align="start" style:justify-single-word="false"/>
      <style:text-properties officeooo:rsid="007171a6" officeooo:paragraph-rsid="007171a6"/>
    </style:style>
    <style:style style:name="T1" style:family="text">
      <style:text-properties style:text-line-through-style="none" style:text-line-through-type="none"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" fo:font-size="12pt" fo:font-weight="bold" officeooo:rsid="006bcd9a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" fo:font-size="12pt" fo:font-weight="bold" officeooo:rsid="007171a6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" fo:font-size="12pt" fo:font-weight="bold" officeooo:rsid="00730826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" fo:font-size="12pt" fo:font-weight="bold" officeooo:rsid="00733866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text-line-through-style="none" style:text-line-through-type="none" style:font-name="DejaVu Sans Condensed" fo:font-size="12pt" fo:font-weight="normal" officeooo:rsid="006bcd9a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" fo:font-size="12pt" fo:font-weight="normal" officeooo:rsid="007171a6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" fo:font-size="12pt" fo:font-weight="normal" officeooo:rsid="0071bafb" style:font-size-asian="12pt" style:font-weight-asian="normal" style:font-size-complex="12pt" style:font-weight-complex="normal"/>
    </style:style>
    <style:style style:name="T11" style:family="text">
      <style:text-properties officeooo:rsid="0019eb27"/>
    </style:style>
    <style:style style:name="T12" style:family="text">
      <style:text-properties officeooo:rsid="006c9e20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7171a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4">2</text:span><text:span text:style-name="T5">0</text:span><text:span text:style-name="T4">1</text:span><text:span text:style-name="T1"> - </text:span><text:span text:style-name="T6">Ground - </text:span><text:span text:style-name="T3">Cold Start</text:span></text:p>
      <text:p text:style-name="P2"/>
      <text:p text:style-name="P1"><text:span text:style-name="T11">C</text:span>old Start -- <text:span text:style-name="T14">WIP, needs verification</text:span></text:p>
      <text:list xml:id="list4267390579" text:style-name="L1">
        <text:list-item>
          <text:p text:style-name="P6"><text:span text:style-name="T13">Battery/Accumulator</text:span> switch ... OFF</text:p>
        </text:list-item>
        <text:list-item>
          <text:p text:style-name="P6">Generator switch ... ON</text:p>
        </text:list-item>
        <text:list-item>
          <text:p text:style-name="P8"><text:span text:style-name="T2">Ground crew</text:span><text:span text:style-name="T8"> ... </text:span><text:span text:style-name="T4">Ground</text:span><text:span text:style-name="T2"> electric power ON</text:span><text:span text:style-name="T8"> (backslash, F8, F2, F1)</text:span></text:p>
        </text:list-item>
        <text:list-item>
          <text:p text:style-name="P10"><text:span text:style-name="T8">R</text:span><text:span text:style-name="T7">ight Circuit Breaker panel switches ... All ON except Battery/Accumulator</text:span></text:p>
        </text:list-item>
        <text:list-item>
          <text:p text:style-name="P6">Fuel Boost Pump switch ... ON</text:p>
        </text:list-item>
        <text:list-item>
          <text:p text:style-name="P6">Ignition switch ... ON</text:p>
        </text:list-item>
        <text:list-item>
          <text:p text:style-name="P6">Fuel Transfer Pump switch ... ON</text:p>
        </text:list-item>
        <text:list-item>
          <text:p text:style-name="P6">Instruments/Lights switch ... ON</text:p>
        </text:list-item>
        <text:list-item>
          <text:p text:style-name="P6">Throttle ... Idle (fully aft)</text:p>
        </text:list-item>
        <text:list-item>
          <text:p text:style-name="P6">Starter Button Safety Cover ... Open (guarded switch on outboard throttle handle)</text:p>
        </text:list-item>
        <text:list-item>
          <text:p text:style-name="P6">Starter button ... Press for 1-2 seconds</text:p>
        </text:list-item>
        <text:list-item>
          <text:p text:style-name="P6">When engine is at 600 RPM: Fuel Shutoff Valve ... Half (under flaps lever)</text:p>
        </text:list-item>
        <text:list-item>
          <text:p text:style-name="P6">When engine is at 900-1200 RPM: Fuel Shutoff Valve ... Full open (fully down) (under flaps lever)</text:p>
        </text:list-item>
        <text:list-item>
          <text:p text:style-name="P6">Engine should stabilize at 2400-2600 RPM, temp &lt;= 650° C.</text:p>
        </text:list-item>
        <text:list-item>
          <text:p text:style-name="P6">Hydro-Booster lever ... ON (forward) (inboard of throttle handle)</text:p>
        </text:list-item>
        <text:list-item>
          <text:p text:style-name="P6">Increase speed to 5000 RPM and make sure GENERATOR OFF light goes out at 4500 RPM or higher.</text:p>
        </text:list-item>
        <text:list-item>
          <text:p text:style-name="P9"><text:span text:style-name="T2">Ground crew</text:span><text:span text:style-name="T8"> ... </text:span><text:span text:style-name="T4">Ground</text:span><text:span text:style-name="T2"> electric power </text:span><text:span text:style-name="T4">OFF</text:span><text:span text:style-name="T8"> (backslash, F8, F2, F</text:span><text:span text:style-name="T9">2</text:span><text:span text:style-name="T8">)</text:span></text:p>
        </text:list-item>
        <text:list-item>
          <text:p text:style-name="P9"><text:span text:style-name="T2">Battery/Accumulator</text:span><text:span text:style-name="T8"> switch ... O</text:span><text:span text:style-name="T9">N</text:span></text:p>
        </text:list-item>
        <text:list-item>
          <text:p text:style-name="P6">Canopy ... Close</text:p>
        </text:list-item>
        <text:list-item>
          <text:p text:style-name="P10"><text:span text:style-name="T7">Cockpit pressurization ... As needed (set dial to Blue, Yellow, or Red, not sure which?? </text:span><text:span text:style-name="T10">I think yellow is default</text:span><text:span text:style-name="T7">) </text:span><text:span text:style-name="T10">(right wall)</text:span></text:p>
        </text:list-item>
        <text:list-item>
          <text:p text:style-name="P7">Oxygen valve ... ON (full counter-clockwise) (left elbow, below air diluter knob)</text:p>
        </text:list-item>
      </text:list>
      <text:p text:style-name="P3"/>
      <text:p text:style-name="P4">Follow remaining steps in pref<text:span text:style-name="T12">l</text:span>ight checklist on following pa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7-21T09:39:44.992000000</dc:date>
    <meta:editing-duration>PT14H37M18S</meta:editing-duration>
    <meta:editing-cycles>92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4" meta:word-count="235" meta:character-count="1348" meta:non-whitespace-character-count="1158"/>
  </office:meta>
</office:document-meta>
</file>